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4.401cm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79cm"/>
    </style:style>
    <style:style style:name="gr10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2.31cm"/>
    </style:style>
    <style:style style:name="pr2" style:family="presentation" style:parent-style-name="lyt-techpoly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line draw:style-name="gr1" draw:text-style-name="P1" draw:layer="layout" svg:x1="1.27cm" svg:y1="15.875cm" svg:x2="17.145cm" svg:y2="15.875cm">
          <text:p/>
        </draw:line>
        <draw:line draw:style-name="gr1" draw:text-style-name="P1" draw:layer="layout" svg:x1="1.27cm" svg:y1="9.525cm" svg:x2="17.145cm" svg:y2="9.525cm">
          <text:p/>
        </draw:line>
        <draw:frame presentation:style-name="pr1" draw:text-style-name="P2" draw:layer="layout" svg:width="24cm" svg:height="2.31cm" svg:x="2cm" svg:y="1.5cm" presentation:class="title" presentation:user-transformed="true">
          <draw:text-box>
            <text:p>BAIT Architecture Diagram</text:p>
          </draw:text-box>
        </draw:frame>
        <draw:custom-shape draw:style-name="gr2" draw:text-style-name="P3" draw:id="id3" draw:layer="layout" svg:width="4.445cm" svg:height="1.27cm" svg:x="10.795cm" svg:y="17.7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4.445cm" svg:height="1.27cm" svg:x="10.795cm" svg:y="5.08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4.445cm" svg:height="1.27cm" svg:x="10.795cm" svg:y="11.43cm">
          <text:p text:style-name="P1"><text:span text:style-name="T1">Present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81cm" svg:y1="5.715cm" svg:x2="10.795cm" svg:y2="5.715cm" draw:end-shape="id1" draw:end-glue-point="3" svg:d="m3810 5715h6985">
          <text:p/>
        </draw:connector>
        <draw:connector draw:style-name="gr3" draw:text-style-name="P1" draw:layer="layout" draw:type="line" svg:x1="2.859cm" svg:y1="12.082cm" svg:x2="10.795cm" svg:y2="12.065cm" draw:end-shape="id2" draw:end-glue-point="3" svg:d="m2859 12082 7936-17">
          <text:p/>
        </draw:connector>
        <draw:connector draw:style-name="gr3" draw:text-style-name="P1" draw:layer="layout" draw:type="line" svg:x1="7.562cm" svg:y1="18.4cm" svg:x2="10.795cm" svg:y2="18.415cm" draw:end-shape="id3" draw:end-glue-point="3" svg:d="m7562 18400 3233 15">
          <text:p/>
        </draw:connector>
        <draw:connector draw:style-name="gr3" draw:text-style-name="P1" draw:layer="layout" draw:type="line" svg:x1="13.017cm" svg:y1="6.35cm" svg:x2="13.017cm" svg:y2="11.43cm" draw:start-shape="id1" draw:start-glue-point="2" draw:end-shape="id2" draw:end-glue-point="0" svg:d="m13017 6350v5080">
          <text:p/>
        </draw:connector>
        <draw:connector draw:style-name="gr3" draw:text-style-name="P1" draw:layer="layout" draw:type="line" svg:x1="13.017cm" svg:y1="12.7cm" svg:x2="13.017cm" svg:y2="17.78cm" draw:start-shape="id2" draw:start-glue-point="2" draw:end-shape="id3" draw:end-glue-point="0" svg:d="m13017 12700v5080">
          <text:p/>
        </draw:connector>
        <draw:frame draw:style-name="gr4" draw:layer="layout" svg:width="6.797cm" svg:height="1.27cm" svg:x="3.363cm" svg:y="11.103cm">
          <draw:text-box>
            <text:p>Saved display settings</text:p>
          </draw:text-box>
        </draw:frame>
        <draw:frame draw:style-name="gr4" draw:layer="layout" svg:width="5.967cm" svg:height="1.27cm" svg:x="4.25cm" svg:y="4.753cm">
          <draw:text-box>
            <text:p>Saved GUI settings</text:p>
          </draw:text-box>
        </draw:frame>
        <draw:frame draw:style-name="gr5" draw:layer="layout" svg:width="6.985cm" svg:height="2.54cm" svg:x="1.27cm" svg:y="17.145cm">
          <draw:text-box>
            <text:p>Contents of installer and data directories, cached metadata</text:p>
          </draw:text-box>
        </draw:frame>
        <draw:connector draw:style-name="gr3" draw:text-style-name="P1" draw:layer="layout" draw:type="line" svg:x1="15.24cm" svg:y1="18.415cm" svg:x2="16.511cm" svg:y2="17.145cm" draw:start-shape="id3" draw:start-glue-point="1" draw:end-shape="id4" draw:end-glue-point="4" svg:d="m15240 18415 1271-1270">
          <text:p/>
        </draw:connector>
        <draw:connector draw:style-name="gr3" draw:text-style-name="P1" draw:layer="layout" draw:type="line" svg:x1="15.24cm" svg:y1="12.065cm" svg:x2="16.511cm" svg:y2="10.795cm" draw:start-shape="id2" draw:start-glue-point="1" draw:end-shape="id5" draw:end-glue-point="4" svg:d="m15240 12065 1271-1270">
          <text:p/>
        </draw:connector>
        <draw:connector draw:style-name="gr3" draw:text-style-name="P1" draw:layer="layout" draw:type="line" svg:x1="13.017cm" svg:y1="12.7cm" svg:x2="16.511cm" svg:y2="13.97cm" draw:start-shape="id2" draw:start-glue-point="2" draw:end-shape="id4" draw:end-glue-point="5" svg:d="m13017 12700 3494 1270">
          <text:p/>
        </draw:connector>
        <draw:connector draw:style-name="gr3" draw:text-style-name="P1" draw:layer="layout" draw:type="line" svg:x1="13.017cm" svg:y1="6.35cm" svg:x2="16.511cm" svg:y2="7.62cm" draw:start-shape="id1" draw:start-glue-point="2" draw:end-shape="id5" draw:end-glue-point="5" svg:d="m13017 6350 3494 1270">
          <text:p/>
        </draw:connector>
        <draw:custom-shape draw:style-name="gr6" draw:text-style-name="P1" draw:id="id4" draw:layer="layout" svg:width="3.175cm" svg:height="1.27cm" draw:transform="rotate (1.5707963267946) translate (15.875cm 17.145cm)">
          <text:p/>
          <draw:enhanced-geometry draw:text-areas="4000 ?f1 ?f5 ?f2" draw:glue-points="0 10800 21600 10800 ?f0 0 ?f0 21600" draw:type="mso-spt100" draw:modifiers="13527.2040302267 5428.3315844700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id="id5" draw:layer="layout" svg:width="3.175cm" svg:height="1.27cm" draw:transform="rotate (1.5707963267946) translate (15.875cm 10.795cm)">
          <text:p/>
          <draw:enhanced-geometry draw:text-areas="4000 ?f1 ?f5 ?f2" draw:glue-points="0 10800 21600 10800 ?f0 0 ?f0 21600" draw:type="mso-spt100" draw:modifiers="13527.2040302267 5428.3315844700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layer="layout" svg:width="9.557cm" svg:height="3.095cm" svg:x="17.145cm" svg:y="13.97cm">
          <draw:text-box>
            <text:p>Model enqueues notifications</text:p>
            <text:p>when data nodes change;</text:p>
            <text:p>presenter dequeues and, if</text:p>
            <text:p>interested, fetches updated data</text:p>
          </draw:text-box>
        </draw:frame>
        <draw:frame draw:style-name="gr7" draw:layer="layout" svg:width="8.342cm" svg:height="3.095cm" svg:x="17.145cm" svg:y="7.62cm">
          <draw:text-box>
            <text:p>Presenter enqueues display</text:p>
            <text:p>update commands; view</text:p>
            <text:p>dequeues and modifies UI</text:p>
            <text:p>display accordingly</text:p>
          </draw:text-box>
        </draw:frame>
        <draw:frame draw:style-name="gr7" draw:text-style-name="P4" draw:layer="layout" svg:width="6.509cm" svg:height="0.806cm" svg:x="1.746cm" svg:y="8.719cm">
          <draw:text-box>
            <text:p><text:span text:style-name="T2">Potential process boundary</text:span></text:p>
          </draw:text-box>
        </draw:frame>
        <draw:frame draw:style-name="gr8" draw:text-style-name="P4" draw:layer="layout" svg:width="8.169cm" svg:height="0.806cm" svg:x="1.905cm" svg:y="15.069cm">
          <draw:text-box>
            <text:p><text:span text:style-name="T2">Potential process boundary</text:span></text:p>
          </draw:text-box>
        </draw:frame>
        <draw:frame draw:style-name="gr9" draw:layer="layout" svg:width="11.29cm" svg:height="1.673cm" svg:x="2.899cm" svg:y="6.35cm">
          <draw:text-box>
            <text:p>View informs presenter about user</text:p>
            <text:p>activity and operation requests</text:p>
          </draw:text-box>
        </draw:frame>
        <draw:frame draw:style-name="gr7" draw:layer="layout" svg:width="10.26cm" svg:height="1.673cm" svg:x="2.54cm" svg:y="12.932cm">
          <draw:text-box>
            <text:p>Presenter requests node metadata</text:p>
            <text:p>and forwards disk IO operations</text:p>
          </draw:text-box>
        </draw:frame>
        <draw:connector draw:style-name="gr3" draw:text-style-name="P1" draw:layer="layout" draw:type="line" svg:x1="13.017cm" svg:y1="3.81cm" svg:x2="13.017cm" svg:y2="5.08cm" draw:end-shape="id1" draw:end-glue-point="0" svg:d="m13017 3810v1270">
          <text:p/>
        </draw:connector>
        <draw:frame draw:style-name="gr4" draw:layer="layout" svg:width="4.024cm" svg:height="1.27cm" svg:x="13.121cm" svg:y="3.994cm">
          <draw:text-box>
            <text:p>User actions</text:p>
          </draw:text-box>
        </draw:frame>
        <presentation:notes draw:style-name="dp2">
          <draw:page-thumbnail draw:style-name="gr10" draw:layer="layout" svg:width="13.586cm" svg:height="11.136cm" svg:x="3.705cm" svg:y="2.256cm" draw:page-number="1" presentation:class="page"/>
          <draw:frame presentation:style-name="pr2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Tunnel</dc:title>
    <dc:description>Presentation Layout Template</dc:description>
    <meta:creation-date>2011-01-11T22:52:53</meta:creation-date>
    <dc:language>en-US</dc:language>
    <meta:editing-cycles>10</meta:editing-cycles>
    <meta:editing-duration>PT01H07M41S</meta:editing-duration>
    <meta:initial-creator>Myk Taylor</meta:initial-creator>
    <dc:date>2011-02-02T18:38:18</dc:date>
    <dc:creator>Myk Taylor</dc:creator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usr/lib64/openoffice/basis3.2/share/template/en-US/layout/lyt-tunnel.otp"/>
  </office:meta>
</office:document-meta>
</file>